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Feuille1">
        <table:table-row>
          <table:table-cell/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6">
            <text:p>6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FRP société">
            <text:p>FRP société</text:p>
          </table:table-cell>
          <table:table-cell office:value-type="string" office:value="FRP opposant">
            <text:p>FRP opposant</text:p>
          </table:table-cell>
          <table:table-cell office:value-type="string" office:value="Montant">
            <text:p>Montant</text:p>
          </table:table-cell>
          <table:table-cell office:value-type="string" office:value="Date d’effet = date réception SATD">
            <text:p>Date d’effet = date réception SATD</text:p>
          </table:table-cell>
          <table:table-cell office:value-type="string" office:value="Réf jugement validité = réf SATD">
            <text:p>Réf jugement validité = réf SATD</text:p>
          </table:table-cell>
          <table:table-cell office:value-type="string" office:value="Numéro d'Opération">
            <text:p>Numéro d'Opération</text:p>
          </table:table-cell>
          <table:table-cell office:value-type="string" office:value="Fait">
            <text:p>Fait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12/19/22</text:p>
          </table:table-cell>
          <table:table-cell office:value-type="string" office:value="SATD4">
            <text:p>SATD4</text:p>
          </table:table-cell>
          <table:table-cell office:value-type="string" office:value="AAA961">
            <text:p>AAA961</text:p>
          </table:table-cell>
          <table:table-cell office:value-type="string" office:value="X">
            <text:p>X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12/20/22</text:p>
          </table:table-cell>
          <table:table-cell office:value-type="string" office:value="SATD5">
            <text:p>SATD5</text:p>
          </table:table-cell>
          <table:table-cell office:value-type="string" office:value="AAA962">
            <text:p>AAA962</text:p>
          </table:table-cell>
          <table:table-cell office:value-type="string" office:value="X">
            <text:p>X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12/21/22</text:p>
          </table:table-cell>
          <table:table-cell office:value-type="string" office:value="SATD6">
            <text:p>SATD6</text:p>
          </table:table-cell>
          <table:table-cell office:value-type="string" office:value="AAA963">
            <text:p>AAA963</text:p>
          </table:table-cell>
          <table:table-cell office:value-type="string" office:value="X">
            <text:p>X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